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5.764cm"/>
    </style:style>
    <style:style style:name="co4" style:family="table-column">
      <style:table-column-properties fo:break-before="auto" style:column-width="4.251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6 factor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number-columns-repeated="16379" table:default-cell-style-name="ce3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label</text:p>
          </table:table-cell>
          <table:table-cell table:style-name="ce4" office:value-type="string" calcext:value-type="string">
            <text:p>factor</text:p>
          </table:table-cell>
          <table:table-cell table:style-name="ce4" office:value-type="string" calcext:value-type="string">
            <text:p>factor meaning</text:p>
          </table:table-cell>
          <table:table-cell table:style-name="ce4" table:number-columns-repeated="1637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m16</text:p>
          </table:table-cell>
          <table:table-cell table:style-name="ce2" office:value-type="string" calcext:value-type="string">
            <text:p> What do GLB represent from your point of view?  Professional Appearance Towards Custom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pping experience</text:p>
          </table:table-cell>
          <table:table-cell table:number-columns-repeated="1637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m19</text:p>
          </table:table-cell>
          <table:table-cell table:style-name="ce2" office:value-type="string" calcext:value-type="string">
            <text:p> What do GLB represent from your point of view?  Professional Organiz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pping experience</text:p>
          </table:table-cell>
          <table:table-cell table:style-name="ce4" table:number-columns-repeated="1637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1</text:p>
          </table:table-cell>
          <table:table-cell table:style-name="ce2" office:value-type="string" calcext:value-type="string">
            <text:p> What do GLB represent from your point of view?  Large Assort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pping experience</text:p>
          </table:table-cell>
          <table:table-cell table:number-columns-repeated="1637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m2</text:p>
          </table:table-cell>
          <table:table-cell table:style-name="ce2" office:value-type="string" calcext:value-type="string">
            <text:p> What do GLB represent from your point of view?  Assortment Varie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pping experience</text:p>
          </table:table-cell>
          <table:table-cell table:number-columns-repeated="1637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m15</text:p>
          </table:table-cell>
          <table:table-cell table:style-name="ce2" office:value-type="string" calcext:value-type="string">
            <text:p> What do GLB represent from your point of view?  Professional Selection of Br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pping experience</text:p>
          </table:table-cell>
          <table:table-cell table:number-columns-repeated="1637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m8</text:p>
          </table:table-cell>
          <table:table-cell table:style-name="ce2" office:value-type="string" calcext:value-type="string">
            <text:p> What do GLB represent from your point of view?  Expertise in French Traditional Cui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met food</text:p>
          </table:table-cell>
          <table:table-cell table:number-columns-repeated="1637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m10</text:p>
          </table:table-cell>
          <table:table-cell table:style-name="ce2" office:value-type="string" calcext:value-type="string">
            <text:p> What do GLB represent from your point of view?  Gourmet F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met food</text:p>
          </table:table-cell>
          <table:table-cell table:number-columns-repeated="1637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m14</text:p>
          </table:table-cell>
          <table:table-cell table:style-name="ce2" office:value-type="string" calcext:value-type="string">
            <text:p> What do GLB represent from your point of view?  Gourmet special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met food</text:p>
          </table:table-cell>
          <table:table-cell table:number-columns-repeated="1637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m20</text:p>
          </table:table-cell>
          <table:table-cell table:style-name="ce2" office:value-type="string" calcext:value-type="string">
            <text:p> What do GLB represent from your point of view?  Relaxing Shop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m21</text:p>
          </table:table-cell>
          <table:table-cell table:style-name="ce2" office:value-type="string" calcext:value-type="string">
            <text:p> What do GLB represent from your point of view?  A Great Place to St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m22</text:p>
          </table:table-cell>
          <table:table-cell table:style-name="ce2" office:value-type="string" calcext:value-type="string">
            <text:p> What do GLB represent from your point of view?  Intimate Shop Atmosphe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m11</text:p>
          </table:table-cell>
          <table:table-cell table:style-name="ce2" office:value-type="string" calcext:value-type="string">
            <text:p> What do GLB represent from your point of view?  High-quality Cosmeti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m12</text:p>
          </table:table-cell>
          <table:table-cell table:style-name="ce2" office:value-type="string" calcext:value-type="string">
            <text:p> What do GLB represent from your point of view?  Luxury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m13</text:p>
          </table:table-cell>
          <table:table-cell table:style-name="ce2" office:value-type="string" calcext:value-type="string">
            <text:p> What do GLB represent from your point of view?  Up tp date Designer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m17</text:p>
          </table:table-cell>
          <table:table-cell table:style-name="ce2" office:value-type="string" calcext:value-type="string">
            <text:p> What do GLB represent from your point of view?  Are Trend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nd image</text:p>
          </table:table-cell>
          <table:table-cell table:number-columns-repeated="1637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m18</text:p>
          </table:table-cell>
          <table:table-cell table:style-name="ce2" office:value-type="string" calcext:value-type="string">
            <text:p> What do GLB represent from your point of view?  Are 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nd image</text:p>
          </table:table-cell>
          <table:table-cell table:number-columns-repeated="1637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m6</text:p>
          </table:table-cell>
          <table:table-cell table:style-name="ce2" office:value-type="string" calcext:value-type="string">
            <text:p> What do GLB represent from your point of view?  Fr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nd image</text:p>
          </table:table-cell>
          <table:table-cell table:number-columns-repeated="1637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m7</text:p>
          </table:table-cell>
          <table:table-cell table:style-name="ce2" office:value-type="string" calcext:value-type="string">
            <text:p> What do GLB represent from your point of view?  French Savoir-viv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nd image</text:p>
          </table:table-cell>
          <table:table-cell table:number-columns-repeated="163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m9</text:p>
          </table:table-cell>
          <table:table-cell table:style-name="ce2" office:value-type="string" calcext:value-type="string">
            <text:p> What do GLB represent from your point of view?  French Fash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nd image</text:p>
          </table:table-cell>
          <table:table-cell table:number-columns-repeated="1637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m3</text:p>
          </table:table-cell>
          <table:table-cell table:style-name="ce2" office:value-type="string" calcext:value-type="string">
            <text:p> What do GLB represent from your point of view?  Artistic Decoration of Sales Are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oration</text:p>
          </table:table-cell>
          <table:table-cell table:number-columns-repeated="1637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m4</text:p>
          </table:table-cell>
          <table:table-cell table:style-name="ce2" office:value-type="string" calcext:value-type="string">
            <text:p> What do GLB represent from your point of view?  Creative Decoration of Sales Are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oration</text:p>
          </table:table-cell>
          <table:table-cell table:number-columns-repeated="1637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m5</text:p>
          </table:table-cell>
          <table:table-cell table:style-name="ce2" office:value-type="string" calcext:value-type="string">
            <text:p> What do GLB represent from your point of view?  Appealing Arrangement of Shop Window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oration</text:p>
          </table:table-cell>
          <table:table-cell table:number-columns-repeated="16379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_CR1</text:p>
          </table:table-cell>
          <table:table-cell table:style-name="ce2" office:value-type="string" calcext:value-type="string">
            <text:p>C_COCRE1 -CO-CREATION -I would like to participate in an expert-workshop to improve the assortment of Galeries Lafayette Berlin.</text:p>
          </table:table-cell>
          <table:table-cell table:number-columns-repeated="16381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_CR2</text:p>
          </table:table-cell>
          <table:table-cell table:style-name="ce2" office:value-type="string" calcext:value-type="string">
            <text:p>C_COCRE2 -CO-CREATION -I would be available to take part in another survey at Galeries Lafayette Berlin.</text:p>
          </table:table-cell>
          <table:table-cell table:number-columns-repeated="16381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_CR3</text:p>
          </table:table-cell>
          <table:table-cell table:style-name="ce2" office:value-type="string" calcext:value-type="string">
            <text:p>C_COCRE3 -CO-CREATION -I would like to become a member of a customer group whose opinion is obtained for new products and major changes.</text:p>
          </table:table-cell>
          <table:table-cell table:number-columns-repeated="16381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_CR4</text:p>
          </table:table-cell>
          <table:table-cell table:style-name="ce2" office:value-type="string" calcext:value-type="string">
            <text:p>C_COCRE4 -CO-CREATION -I would like to participate in planning and designing special events (e.g. fashion show, introduction of new car models) if asked.</text:p>
          </table:table-cell>
          <table:table-cell table:number-columns-repeated="16381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_REP1</text:p>
          </table:table-cell>
          <table:table-cell table:style-name="ce2" office:value-type="string" calcext:value-type="string">
            <text:p>C_REP1  -REPURCHASE - I will continue to be a loyal customer of Galeries Lafayette Berlin.</text:p>
          </table:table-cell>
          <table:table-cell table:number-columns-repeated="16381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_REP2</text:p>
          </table:table-cell>
          <table:table-cell table:style-name="ce2" office:value-type="string" calcext:value-type="string">
            <text:p>C_REP2  -REPURCHASE - I intend to shop at Galeries Lafayette Berlin in the future.</text:p>
          </table:table-cell>
          <table:table-cell table:number-columns-repeated="16381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_REP3</text:p>
          </table:table-cell>
          <table:table-cell table:style-name="ce2" office:value-type="string" calcext:value-type="string">
            <text:p>C_REP3  -REPURCAHSE -  I will surely visit Galeries Lafayette Berlin in the future.</text:p>
          </table:table-cell>
          <table:table-cell table:number-columns-repeated="16381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_A1</text:p>
          </table:table-cell>
          <table:table-cell table:style-name="ce2" office:value-type="string" calcext:value-type="string">
            <text:p>COM_A1 - AFFECTIVE COMMITMENT -How strongly are you attached to Galeries Lafayette Berlin?</text:p>
          </table:table-cell>
          <table:table-cell table:number-columns-repeated="16381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OM_A2</text:p>
          </table:table-cell>
          <table:table-cell table:style-name="ce2" office:value-type="string" calcext:value-type="string">
            <text:p>COM_A2 -AFFECTIVE COMMITMENT -How strongly are you emotionally connected to Galeries Lafayette Berlin?</text:p>
          </table:table-cell>
          <table:table-cell table:number-columns-repeated="16381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OM_A3</text:p>
          </table:table-cell>
          <table:table-cell table:style-name="ce2" office:value-type="string" calcext:value-type="string">
            <text:p>COM_A3 -AFFECTIVE COMMITMENT -As a customer I feel (close) attached to GL</text:p>
          </table:table-cell>
          <table:table-cell table:number-columns-repeated="16381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OM_A4</text:p>
          </table:table-cell>
          <table:table-cell table:style-name="ce2" office:value-type="string" calcext:value-type="string">
            <text:p>COM_A4 -AFFECTIVE COMMITMENT -feel a strong emotional bond toward GLB</text:p>
          </table:table-cell>
          <table:table-cell table:number-columns-repeated="16381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AT_1</text:p>
          </table:table-cell>
          <table:table-cell table:style-name="ce2" office:value-type="string" calcext:value-type="string">
            <text:p>SAT_1  -SATISFACTION - I am very satisfied with Galeries Lafayette Berlin.</text:p>
          </table:table-cell>
          <table:table-cell table:number-columns-repeated="16381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AT_2</text:p>
          </table:table-cell>
          <table:table-cell table:style-name="ce2" office:value-type="string" calcext:value-type="string">
            <text:p>SAT_2  -SATISFACTION -   Overall, I am very satisfied with Galeries Lafayette Berlin.</text:p>
          </table:table-cell>
          <table:table-cell table:number-columns-repeated="16381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AT_3</text:p>
          </table:table-cell>
          <table:table-cell table:style-name="ce2" office:value-type="string" calcext:value-type="string">
            <text:p>SAT_3   -SATISFACTION - How satisfied are you with Galeries Lafayette Berlin?</text:p>
          </table:table-cell>
          <table:table-cell table:number-columns-repeated="16381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AT_P1</text:p>
          </table:table-cell>
          <table:table-cell table:style-name="ce2" office:value-type="string" calcext:value-type="string">
            <text:p>SAT_P1 -SATISFACTION EMPLOYEES - The employees are capable and professional.</text:p>
          </table:table-cell>
          <table:table-cell table:number-columns-repeated="16381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AT_P2</text:p>
          </table:table-cell>
          <table:table-cell table:style-name="ce2" office:value-type="string" calcext:value-type="string">
            <text:p>SAT_P2  -SATISFACTION EMPLOYEES - The employees know best about their products.</text:p>
          </table:table-cell>
          <table:table-cell table:number-columns-repeated="16381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SAT_P3</text:p>
          </table:table-cell>
          <table:table-cell table:style-name="ce2" office:value-type="string" calcext:value-type="string">
            <text:p>SAT_P3  -SATISFACTION EMPLOYEES - The employees are well-informed.</text:p>
          </table:table-cell>
          <table:table-cell table:number-columns-repeated="16381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AT_P4</text:p>
          </table:table-cell>
          <table:table-cell table:style-name="ce2" office:value-type="string" calcext:value-type="string">
            <text:p>SAT_P4  -SATISFACTION EMPLOYEES - The employees are always helpful.</text:p>
          </table:table-cell>
          <table:table-cell table:number-columns-repeated="16381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AT_P5</text:p>
          </table:table-cell>
          <table:table-cell table:style-name="ce2" office:value-type="string" calcext:value-type="string">
            <text:p>SAT_P5  -SATISFACTION EMPLOYEES - The employees are willing to respond to my questions in detail.</text:p>
          </table:table-cell>
          <table:table-cell table:number-columns-repeated="16381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AT_P6</text:p>
          </table:table-cell>
          <table:table-cell table:style-name="ce2" office:value-type="string" calcext:value-type="string">
            <text:p>SAT_P6  -SATISFACTION EMPLOYEES - The employees are friendly.</text:p>
          </table:table-cell>
          <table:table-cell table:number-columns-repeated="16381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TRU_1</text:p>
          </table:table-cell>
          <table:table-cell table:style-name="ce2" office:value-type="string" calcext:value-type="string">
            <text:p>TRUS_1  -TRUST - I have the feeling that I can completely rely on GL.</text:p>
          </table:table-cell>
          <table:table-cell table:number-columns-repeated="16381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TRU_2</text:p>
          </table:table-cell>
          <table:table-cell table:style-name="ce2" office:value-type="string" calcext:value-type="string">
            <text:p>TRUS_2  -TRUST -  GLB will always be honest and trustful with me.</text:p>
          </table:table-cell>
          <table:table-cell table:number-columns-repeated="16381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TRU_3</text:p>
          </table:table-cell>
          <table:table-cell table:style-name="ce2" office:value-type="string" calcext:value-type="string">
            <text:p>TRUS_3  -TRUST - GL will treat me always fair as a customer</text:p>
          </table:table-cell>
          <table:table-cell table:number-columns-repeated="1638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7 factor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number-columns-repeated="16379" table:default-cell-style-name="ce3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label</text:p>
          </table:table-cell>
          <table:table-cell table:style-name="ce4" office:value-type="string" calcext:value-type="string">
            <text:p>factor</text:p>
          </table:table-cell>
          <table:table-cell table:style-name="ce4" office:value-type="string" calcext:value-type="string">
            <text:p>factor meaning</text:p>
          </table:table-cell>
          <table:table-cell table:style-name="ce4" table:number-columns-repeated="1637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1</text:p>
          </table:table-cell>
          <table:table-cell table:style-name="ce2" office:value-type="string" calcext:value-type="string">
            <text:p> What do GLB represent from your point of view?  Large Assort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ice range</text:p>
          </table:table-cell>
          <table:table-cell table:number-columns-repeated="1637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m2</text:p>
          </table:table-cell>
          <table:table-cell table:style-name="ce2" office:value-type="string" calcext:value-type="string">
            <text:p> What do GLB represent from your point of view?  Assortment Varie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ice range</text:p>
          </table:table-cell>
          <table:table-cell table:style-name="ce4" table:number-columns-repeated="1637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m15</text:p>
          </table:table-cell>
          <table:table-cell table:style-name="ce2" office:value-type="string" calcext:value-type="string">
            <text:p> What do GLB represent from your point of view?  Professional Selection of Br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ice range</text:p>
          </table:table-cell>
          <table:table-cell table:number-columns-repeated="1637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m8</text:p>
          </table:table-cell>
          <table:table-cell table:style-name="ce2" office:value-type="string" calcext:value-type="string">
            <text:p> What do GLB represent from your point of view?  Expertise in French Traditional Cui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met food</text:p>
          </table:table-cell>
          <table:table-cell table:number-columns-repeated="1637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m10</text:p>
          </table:table-cell>
          <table:table-cell table:style-name="ce2" office:value-type="string" calcext:value-type="string">
            <text:p> What do GLB represent from your point of view?  Gourmet F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met food</text:p>
          </table:table-cell>
          <table:table-cell table:number-columns-repeated="1637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m14</text:p>
          </table:table-cell>
          <table:table-cell table:style-name="ce2" office:value-type="string" calcext:value-type="string">
            <text:p> What do GLB represent from your point of view?  Gourmet special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met food</text:p>
          </table:table-cell>
          <table:table-cell table:number-columns-repeated="1637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m20</text:p>
          </table:table-cell>
          <table:table-cell table:style-name="ce2" office:value-type="string" calcext:value-type="string">
            <text:p> What do GLB represent from your point of view?  Relaxing Shop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m21</text:p>
          </table:table-cell>
          <table:table-cell table:style-name="ce2" office:value-type="string" calcext:value-type="string">
            <text:p> What do GLB represent from your point of view?  A Great Place to St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m22</text:p>
          </table:table-cell>
          <table:table-cell table:style-name="ce2" office:value-type="string" calcext:value-type="string">
            <text:p> What do GLB represent from your point of view?  Intimate Shop Atmosphe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m11</text:p>
          </table:table-cell>
          <table:table-cell table:style-name="ce2" office:value-type="string" calcext:value-type="string">
            <text:p> What do GLB represent from your point of view?  High-quality Cosmeti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m12</text:p>
          </table:table-cell>
          <table:table-cell table:style-name="ce2" office:value-type="string" calcext:value-type="string">
            <text:p> What do GLB represent from your point of view?  Luxury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m13</text:p>
          </table:table-cell>
          <table:table-cell table:style-name="ce2" office:value-type="string" calcext:value-type="string">
            <text:p> What do GLB represent from your point of view?  Up tp date Designer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m6</text:p>
          </table:table-cell>
          <table:table-cell table:style-name="ce2" office:value-type="string" calcext:value-type="string">
            <text:p> What do GLB represent from your point of view?  Fr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m7</text:p>
          </table:table-cell>
          <table:table-cell table:style-name="ce2" office:value-type="string" calcext:value-type="string">
            <text:p> What do GLB represent from your point of view?  French Savoir-viv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m9</text:p>
          </table:table-cell>
          <table:table-cell table:style-name="ce2" office:value-type="string" calcext:value-type="string">
            <text:p> What do GLB represent from your point of view?  French Fash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m3</text:p>
          </table:table-cell>
          <table:table-cell table:style-name="ce2" office:value-type="string" calcext:value-type="string">
            <text:p> What do GLB represent from your point of view?  Artistic Decoration of Sales Are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oration</text:p>
          </table:table-cell>
          <table:table-cell table:number-columns-repeated="1637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m4</text:p>
          </table:table-cell>
          <table:table-cell table:style-name="ce2" office:value-type="string" calcext:value-type="string">
            <text:p> What do GLB represent from your point of view?  Creative Decoration of Sales Are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oration</text:p>
          </table:table-cell>
          <table:table-cell table:number-columns-repeated="1637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m5</text:p>
          </table:table-cell>
          <table:table-cell table:style-name="ce2" office:value-type="string" calcext:value-type="string">
            <text:p> What do GLB represent from your point of view?  Appealing Arrangement of Shop Window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oration</text:p>
          </table:table-cell>
          <table:table-cell table:number-columns-repeated="1637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m16</text:p>
          </table:table-cell>
          <table:table-cell table:style-name="ce2" office:value-type="string" calcext:value-type="string">
            <text:p> What do GLB represent from your point of view?  Professional Appearance Towards Custome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nd image</text:p>
          </table:table-cell>
          <table:table-cell table:number-columns-repeated="1637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m17</text:p>
          </table:table-cell>
          <table:table-cell table:style-name="ce2" office:value-type="string" calcext:value-type="string">
            <text:p> What do GLB represent from your point of view?  Are Trend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nd image</text:p>
          </table:table-cell>
          <table:table-cell table:number-columns-repeated="1637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m18</text:p>
          </table:table-cell>
          <table:table-cell table:style-name="ce2" office:value-type="string" calcext:value-type="string">
            <text:p> What do GLB represent from your point of view?  Are Hi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nd image</text:p>
          </table:table-cell>
          <table:table-cell table:number-columns-repeated="1637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m19</text:p>
          </table:table-cell>
          <table:table-cell table:style-name="ce2" office:value-type="string" calcext:value-type="string">
            <text:p> What do GLB represent from your point of view?  Professional Organiz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nd image</text:p>
          </table:table-cell>
          <table:table-cell table:number-columns-repeated="16379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_CR1</text:p>
          </table:table-cell>
          <table:table-cell table:style-name="ce2" office:value-type="string" calcext:value-type="string">
            <text:p>C_COCRE1 -CO-CREATION -I would like to participate in an expert-workshop to improve the assortment of Galeries Lafayette Berlin.</text:p>
          </table:table-cell>
          <table:table-cell table:number-columns-repeated="16381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_CR2</text:p>
          </table:table-cell>
          <table:table-cell table:style-name="ce2" office:value-type="string" calcext:value-type="string">
            <text:p>C_COCRE2 -CO-CREATION -I would be available to take part in another survey at Galeries Lafayette Berlin.</text:p>
          </table:table-cell>
          <table:table-cell table:number-columns-repeated="16381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_CR3</text:p>
          </table:table-cell>
          <table:table-cell table:style-name="ce2" office:value-type="string" calcext:value-type="string">
            <text:p>C_COCRE3 -CO-CREATION -I would like to become a member of a customer group whose opinion is obtained for new products and major changes.</text:p>
          </table:table-cell>
          <table:table-cell table:number-columns-repeated="16381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_CR4</text:p>
          </table:table-cell>
          <table:table-cell table:style-name="ce2" office:value-type="string" calcext:value-type="string">
            <text:p>C_COCRE4 -CO-CREATION -I would like to participate in planning and designing special events (e.g. fashion show, introduction of new car models) if asked.</text:p>
          </table:table-cell>
          <table:table-cell table:number-columns-repeated="16381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_REP1</text:p>
          </table:table-cell>
          <table:table-cell table:style-name="ce2" office:value-type="string" calcext:value-type="string">
            <text:p>C_REP1  -REPURCHASE - I will continue to be a loyal customer of Galeries Lafayette Berlin.</text:p>
          </table:table-cell>
          <table:table-cell table:number-columns-repeated="16381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_REP2</text:p>
          </table:table-cell>
          <table:table-cell table:style-name="ce2" office:value-type="string" calcext:value-type="string">
            <text:p>C_REP2  -REPURCHASE - I intend to shop at Galeries Lafayette Berlin in the future.</text:p>
          </table:table-cell>
          <table:table-cell table:number-columns-repeated="16381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_REP3</text:p>
          </table:table-cell>
          <table:table-cell table:style-name="ce2" office:value-type="string" calcext:value-type="string">
            <text:p>C_REP3  -REPURCAHSE -  I will surely visit Galeries Lafayette Berlin in the future.</text:p>
          </table:table-cell>
          <table:table-cell table:number-columns-repeated="16381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_A1</text:p>
          </table:table-cell>
          <table:table-cell table:style-name="ce2" office:value-type="string" calcext:value-type="string">
            <text:p>COM_A1 - AFFECTIVE COMMITMENT -How strongly are you attached to Galeries Lafayette Berlin?</text:p>
          </table:table-cell>
          <table:table-cell table:number-columns-repeated="16381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OM_A2</text:p>
          </table:table-cell>
          <table:table-cell table:style-name="ce2" office:value-type="string" calcext:value-type="string">
            <text:p>COM_A2 -AFFECTIVE COMMITMENT -How strongly are you emotionally connected to Galeries Lafayette Berlin?</text:p>
          </table:table-cell>
          <table:table-cell table:number-columns-repeated="16381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OM_A3</text:p>
          </table:table-cell>
          <table:table-cell table:style-name="ce2" office:value-type="string" calcext:value-type="string">
            <text:p>COM_A3 -AFFECTIVE COMMITMENT -As a customer I feel (close) attached to GL</text:p>
          </table:table-cell>
          <table:table-cell table:number-columns-repeated="16381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OM_A4</text:p>
          </table:table-cell>
          <table:table-cell table:style-name="ce2" office:value-type="string" calcext:value-type="string">
            <text:p>COM_A4 -AFFECTIVE COMMITMENT -feel a strong emotional bond toward GLB</text:p>
          </table:table-cell>
          <table:table-cell table:number-columns-repeated="16381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AT_1</text:p>
          </table:table-cell>
          <table:table-cell table:style-name="ce2" office:value-type="string" calcext:value-type="string">
            <text:p>SAT_1  -SATISFACTION - I am very satisfied with Galeries Lafayette Berlin.</text:p>
          </table:table-cell>
          <table:table-cell table:number-columns-repeated="16381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AT_2</text:p>
          </table:table-cell>
          <table:table-cell table:style-name="ce2" office:value-type="string" calcext:value-type="string">
            <text:p>SAT_2  -SATISFACTION -   Overall, I am very satisfied with Galeries Lafayette Berlin.</text:p>
          </table:table-cell>
          <table:table-cell table:number-columns-repeated="16381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AT_3</text:p>
          </table:table-cell>
          <table:table-cell table:style-name="ce2" office:value-type="string" calcext:value-type="string">
            <text:p>SAT_3   -SATISFACTION - How satisfied are you with Galeries Lafayette Berlin?</text:p>
          </table:table-cell>
          <table:table-cell table:number-columns-repeated="16381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AT_P1</text:p>
          </table:table-cell>
          <table:table-cell table:style-name="ce2" office:value-type="string" calcext:value-type="string">
            <text:p>SAT_P1 -SATISFACTION EMPLOYEES - The employees are capable and professional.</text:p>
          </table:table-cell>
          <table:table-cell table:number-columns-repeated="16381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AT_P2</text:p>
          </table:table-cell>
          <table:table-cell table:style-name="ce2" office:value-type="string" calcext:value-type="string">
            <text:p>SAT_P2  -SATISFACTION EMPLOYEES - The employees know best about their products.</text:p>
          </table:table-cell>
          <table:table-cell table:number-columns-repeated="16381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SAT_P3</text:p>
          </table:table-cell>
          <table:table-cell table:style-name="ce2" office:value-type="string" calcext:value-type="string">
            <text:p>SAT_P3  -SATISFACTION EMPLOYEES - The employees are well-informed.</text:p>
          </table:table-cell>
          <table:table-cell table:number-columns-repeated="16381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AT_P4</text:p>
          </table:table-cell>
          <table:table-cell table:style-name="ce2" office:value-type="string" calcext:value-type="string">
            <text:p>SAT_P4  -SATISFACTION EMPLOYEES - The employees are always helpful.</text:p>
          </table:table-cell>
          <table:table-cell table:number-columns-repeated="16381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AT_P5</text:p>
          </table:table-cell>
          <table:table-cell table:style-name="ce2" office:value-type="string" calcext:value-type="string">
            <text:p>SAT_P5  -SATISFACTION EMPLOYEES - The employees are willing to respond to my questions in detail.</text:p>
          </table:table-cell>
          <table:table-cell table:number-columns-repeated="16381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AT_P6</text:p>
          </table:table-cell>
          <table:table-cell table:style-name="ce2" office:value-type="string" calcext:value-type="string">
            <text:p>SAT_P6  -SATISFACTION EMPLOYEES - The employees are friendly.</text:p>
          </table:table-cell>
          <table:table-cell table:number-columns-repeated="16381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TRU_1</text:p>
          </table:table-cell>
          <table:table-cell table:style-name="ce2" office:value-type="string" calcext:value-type="string">
            <text:p>TRUS_1  -TRUST - I have the feeling that I can completely rely on GL.</text:p>
          </table:table-cell>
          <table:table-cell table:number-columns-repeated="16381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TRU_2</text:p>
          </table:table-cell>
          <table:table-cell table:style-name="ce2" office:value-type="string" calcext:value-type="string">
            <text:p>TRUS_2  -TRUST -  GLB will always be honest and trustful with me.</text:p>
          </table:table-cell>
          <table:table-cell table:number-columns-repeated="16381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TRU_3</text:p>
          </table:table-cell>
          <table:table-cell table:style-name="ce2" office:value-type="string" calcext:value-type="string">
            <text:p>TRUS_3  -TRUST - GL will treat me always fair as a customer</text:p>
          </table:table-cell>
          <table:table-cell table:number-columns-repeated="1638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'6 factors'.A1:'6 factors'.E46" table:display-filter-buttons="true">
          <table:sort>
            <table:sort-by table:field-number="3" table:data-type="automatic"/>
          </table:sort>
        </table:database-range>
        <table:database-range table:name="__Anonymous_Sheet_DB__1" table:target-range-address="'7 factors'.A1:'7 factors'.E46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8:47:08.669979023</meta:creation-date>
    <dc:date>2023-04-18T01:51:17.515289652</dc:date>
    <meta:editing-duration>P5DT7H4M8S</meta:editing-duration>
    <meta:editing-cycles>2</meta:editing-cycles>
    <meta:generator>LibreOffice/7.4.6.2$MacOSX_AARCH64 LibreOffice_project/5b1f5509c2decdade7fda905e3e1429a67acd63d</meta:generator>
    <meta:document-statistic meta:table-count="2" meta:cell-count="368" meta:object-count="0"/>
    <meta:user-defined meta:name=""/>
  </office:meta>
</office:document-meta>
</file>